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40">
            <text:p>4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17">
            <text:p>217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362">
            <text:p>2362</text:p>
          </table:table-cell>
          <table:table-cell table:style-name="ce23" office:value-type="float" office:value="337">
            <text:p>33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81">
            <text:p>8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642">
            <text:p>2642</text:p>
          </table:table-cell>
          <table:table-cell table:style-name="ce23" office:value-type="float" office:value="569">
            <text:p>56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49">
            <text:p>4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50">
            <text:p>250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93">
            <text:p>493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0">
            <text:p>4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91">
            <text:p>9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099">
            <text:p>3099</text:p>
          </table:table-cell>
          <table:table-cell table:style-name="ce23" office:value-type="float" office:value="518">
            <text:p>5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35">
            <text:p>3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292">
            <text:p>10292</text:p>
          </table:table-cell>
          <table:table-cell table:style-name="ce23" office:value-type="float" office:value="1859">
            <text:p>185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90">
            <text:p>9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277">
            <text:p>3277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145">
            <text:p>3145</text:p>
          </table:table-cell>
          <table:table-cell table:style-name="ce23" office:value-type="float" office:value="40">
            <text:p>4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01">
            <text:p>901</text:p>
          </table:table-cell>
          <table:table-cell table:style-name="ce23" office:value-type="float" office:value="275">
            <text:p>27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82">
            <text:p>482</text:p>
          </table:table-cell>
          <table:table-cell table:style-name="ce23" office:value-type="float" office:value="198">
            <text:p>19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336">
            <text:p>5336</text:p>
          </table:table-cell>
          <table:table-cell table:style-name="ce23" office:value-type="float" office:value="420">
            <text:p>4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3429">
            <text:p>13429</text:p>
          </table:table-cell>
          <table:table-cell table:style-name="ce23" office:value-type="float" office:value="1061">
            <text:p>106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3721">
            <text:p>23721</text:p>
          </table:table-cell>
          <table:table-cell table:style-name="ce23" office:value-type="float" office:value="2920">
            <text:p>292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